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reat Vibes" svg:font-family="'Great Vibe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reat Vibes1" svg:font-family="'Great Vibes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fo:padding="0in" fo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5%" fo:text-indent="0.5in" style:auto-text-indent="false" fo:break-before="auto" fo:break-after="auto" fo:padding="0in" fo:border="none"/>
    </style:style>
    <style:style style:name="P4" style:family="paragraph" style:parent-style-name="Standard">
      <style:paragraph-properties fo:margin-left="0in" fo:margin-right="0in" fo:line-height="115%" fo:text-indent="0in" style:auto-text-indent="false" fo:break-before="auto" fo:break-after="auto" fo:padding="0in" fo:border="non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0in" fo:margin-right="0in" fo:line-height="115%" fo:text-indent="0in" style:auto-text-indent="false" fo:break-before="auto" fo:break-after="auto" fo:padding="0in" fo:border="none"/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P6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fo:padding="0in" fo:border="none"/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P7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fo:padding="0in" fo:border="none"/>
    </style:style>
    <style:style style:name="P8" style:family="paragraph" style:parent-style-name="Standard" style:master-page-name="Standard">
      <style:paragraph-properties fo:margin-left="0in" fo:margin-right="0in" fo:line-height="115%" fo:text-indent="0in" style:auto-text-indent="false" style:page-number="1" fo:break-before="auto" fo:break-after="auto" fo:padding="0in" fo:border="non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in" fo:margin-right="0in" fo:line-height="200%" fo:text-align="justify" style:justify-single-word="false" fo:text-indent="0in" style:auto-text-indent="false" fo:break-before="auto" fo:break-after="auto" fo:padding="0in" fo:border="none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in" fo:margin-right="0in" fo:line-height="115%" fo:text-indent="0in" style:auto-text-indent="false" fo:break-before="auto" fo:break-after="auto" fo:padding="0in" fo:border="none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fo:padding="0in" fo:border="none"/>
      <style:text-properties style:font-name="Arial" style:font-name-asian="Arial1" style:font-name-complex="Arial1"/>
    </style:style>
    <style:style style:name="P15" style:family="paragraph" style:parent-style-name="Standard">
      <style:paragraph-properties fo:margin-left="0in" fo:margin-right="0in" fo:line-height="115%" fo:text-indent="0in" style:auto-text-indent="false" fo:break-before="auto" fo:break-after="auto" fo:padding="0in" fo:border="none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fo:padding="0in" fo:border="none"/>
    </style:style>
    <style:style style:name="P17" style:family="paragraph" style:parent-style-name="Standard">
      <style:paragraph-properties fo:margin-left="0in" fo:margin-right="0in" fo:line-height="115%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 style:font-name-asian="Arial1" style:font-name-complex="Arial1"/>
    </style:style>
    <style:style style:name="P20" style:family="paragraph" style:parent-style-name="Standard">
      <style:paragraph-properties fo:margin-left="0in" fo:margin-right="0in" fo:line-height="115%" fo:text-indent="0in" style:auto-text-indent="false"/>
      <style:text-properties style:font-name="Arial" style:font-name-asian="Arial1" style:font-name-complex="Arial1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4" style:family="paragraph" style:parent-style-name="Standard" style:list-style-name="WWNum2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Arial" style:font-name-asian="Arial1" style:font-name-complex="Arial1"/>
    </style:style>
    <style:style style:name="P27" style:family="paragraph" style:parent-style-name="Standard">
      <style:paragraph-properties fo:break-before="auto" fo:break-after="auto" fo:padding="0in" fo:border="none"/>
    </style:style>
    <style:style style:name="P28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P29" style:family="paragraph" style:parent-style-name="Standard">
      <style:paragraph-properties fo:text-align="end" style:justify-single-word="false" fo:padding="0in" fo:border="non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2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3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4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5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1" style:family="paragraph" style:parent-style-name="Standard">
      <style:paragraph-properties fo:margin-left="0.5in" fo:margin-right="0in" fo:margin-top="0.139in" fo:margin-bottom="0in" loext:contextual-spacing="false" fo:line-height="25%" fo:text-indent="0.5in" style:auto-text-indent="false" fo:break-before="auto" fo:break-after="auto" fo:padding="0in" fo:border="none"/>
    </style:style>
    <style:style style:name="P42" style:family="paragraph" style:parent-style-name="Standard">
      <style:paragraph-properties fo:margin-left="0.5in" fo:margin-right="0in" fo:line-height="115%" fo:text-indent="0.5in" style:auto-text-indent="false" fo:break-before="auto" fo:break-after="auto" fo:padding="0in" fo:border="none"/>
    </style:style>
    <style:style style:name="P43" style:family="paragraph" style:parent-style-name="Heading_20_1">
      <style:paragraph-properties fo:margin-top="0.3335in" fo:margin-bottom="0.0835in" loext:contextual-spacing="false" fo:line-height="115%" fo:keep-together="always" fo:keep-with-next="always"/>
    </style:style>
    <style:style style:name="P44" style:family="paragraph" style:parent-style-name="Heading_20_2">
      <style:paragraph-properties fo:margin-left="0in" fo:margin-right="0in" fo:line-height="115%" fo:text-indent="0in" style:auto-text-indent="false"/>
      <style:text-properties style:font-name="Arial" style:font-name-asian="Arial1" style:font-name-complex="Arial1"/>
    </style:style>
    <style:style style:name="P45" style:family="paragraph" style:parent-style-name="Heading_20_2">
      <style:paragraph-properties fo:margin-left="0in" fo:margin-right="0in" fo:line-height="115%" fo:text-indent="0in" style:auto-text-indent="false"/>
    </style:style>
    <style:style style:name="P46" style:family="paragraph" style:parent-style-name="Heading_20_2">
      <style:paragraph-properties fo:margin-left="0in" fo:margin-right="0in" fo:line-height="115%" fo:text-indent="0in" style:auto-text-indent="false" fo:break-before="page"/>
    </style:style>
    <style:style style:name="P47" style:family="paragraph" style:parent-style-name="Heading_20_2">
      <style:paragraph-properties fo:margin-left="0in" fo:margin-right="0in" fo:margin-top="0.1665in" fo:margin-bottom="0.1665in" loext:contextual-spacing="false" fo:line-height="115%" fo:text-align="justify" style:justify-single-word="false" fo:text-indent="0in" style:auto-text-indent="false"/>
    </style:style>
    <style:style style:name="P48" style:family="paragraph" style:parent-style-name="Heading_20_2">
      <style:paragraph-properties fo:margin-left="0in" fo:margin-right="0in" fo:margin-top="0.1665in" fo:margin-bottom="0.1665in" loext:contextual-spacing="false" fo:line-height="115%" fo:text-align="justify" style:justify-single-word="false" fo:text-indent="0in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P49" style:family="paragraph" style:parent-style-name="Heading_20_2" style:master-page-name="Converted32">
      <style:paragraph-properties fo:margin-left="0in" fo:margin-right="0in" fo:line-height="115%" fo:text-indent="0in" style:auto-text-indent="false" style:page-number="auto"/>
    </style:style>
    <style:style style:name="P50" style:family="paragraph" style:parent-style-name="Heading_20_2">
      <style:paragraph-properties fo:margin-left="0in" fo:margin-right="0in" fo:line-height="115%" fo:text-indent="0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51" style:family="paragraph" style:parent-style-name="Heading_20_2">
      <style:paragraph-properties fo:margin-left="0in" fo:margin-right="0in" fo:line-height="115%" fo:text-indent="0in" style:auto-text-indent="false"/>
    </style:style>
    <style:style style:name="P52" style:family="paragraph" style:parent-style-name="Heading_20_2" style:list-style-name="WWNum4">
      <style:paragraph-properties fo:margin-left="0.5in" fo:margin-right="0in" fo:margin-top="0.1665in" fo:margin-bottom="0in" loext:contextual-spacing="false" fo:line-height="115%" fo:text-align="justify" style:justify-single-word="false" fo:text-indent="-0.25in" style:auto-text-indent="false"/>
    </style:style>
    <style:style style:name="P53" style:family="paragraph" style:parent-style-name="Heading_20_2" style:list-style-name="WWNum4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54" style:family="paragraph" style:parent-style-name="Heading_20_2" style:list-style-name="WWNum4">
      <style:paragraph-properties fo:margin-left="1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55" style:family="paragraph" style:parent-style-name="Heading_20_2" style:list-style-name="WWNum4">
      <style:paragraph-properties fo:margin-left="1in" fo:margin-right="0in" fo:margin-top="0in" fo:margin-bottom="0.1665in" loext:contextual-spacing="false" fo:line-height="115%" fo:text-align="justify" style:justify-single-word="false" fo:text-indent="-0.25in" style:auto-text-indent="false"/>
    </style:style>
    <style:style style:name="P56" style:family="paragraph" style:parent-style-name="Heading_20_3">
      <style:paragraph-properties fo:margin-left="0in" fo:margin-right="0in" fo:line-height="115%" fo:text-indent="0in" style:auto-text-indent="false"/>
    </style:style>
    <style:style style:name="P57" style:family="paragraph" style:parent-style-name="Heading_20_3">
      <style:paragraph-properties fo:margin-left="0in" fo:margin-right="0in" fo:text-align="justify" style:justify-single-word="false" fo:text-indent="0in" style:auto-text-indent="false"/>
    </style:style>
    <style:style style:name="P58" style:family="paragraph" style:parent-style-name="Subtitle">
      <style:paragraph-properties fo:margin-left="0in" fo:margin-right="0in" fo:line-height="115%" fo:text-align="center" style:justify-single-word="false" fo:text-indent="0in" style:auto-text-indent="false"/>
    </style:style>
    <style:style style:name="T1" style:family="text"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ize="15pt" style:font-name-asian="Arial1" style:font-size-asian="15pt" style:font-name-complex="Arial1" style:font-size-complex="15pt"/>
    </style:style>
    <style:style style:name="T4" style:family="text">
      <style:text-properties style:font-name="Arial" fo:font-size="16pt" style:font-name-asian="Arial1" style:font-size-asian="16pt" style:font-name-complex="Arial1" style:font-size-complex="16pt"/>
    </style:style>
    <style:style style:name="T5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6" style:family="text"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T7" style:family="text">
      <style:text-properties style:font-name="Arial" fo:font-style="italic" style:font-name-asian="Arial1" style:font-style-asian="italic" style:font-name-complex="Arial1"/>
    </style:style>
    <style:style style:name="T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ee" style:text-underline-style="solid" style:text-underline-width="auto" style:text-underline-color="font-color"/>
    </style:style>
    <style:style style:name="T11" style:family="text">
      <style:text-properties fo:color="#000000" style:font-name="Arial" fo:font-size="13pt" style:font-name-asian="Arial1" style:font-size-asian="13pt" style:font-name-complex="Arial1" style:font-size-complex="13pt"/>
    </style:style>
    <style:style style:name="T12" style:family="text">
      <style:text-properties style:font-name="Great Vibes" fo:font-size="14pt" style:font-name-asian="Great Vibes1" style:font-size-asian="14pt" style:font-name-complex="Great Vibes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/>
      <text:p text:style-name="P4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">Relatório de Requisitos</text:span></text:p>
      <text:p text:style-name="P6"/>
      <text:p text:style-name="Subtitle"><text:bookmark text:name="_blvf0wguskyk"/><text:span text:style-name="T9">LSD Solutions</text:span></text:p>
      <text:p text:style-name="Standard"/>
      <text:p text:style-name="P17"><text:a xlink:type="simple" xlink:href="mailto:andre.nogueira@unesp.br" text:style-name="ListLabel_20_37" text:visited-style-name="ListLabel_20_37"><text:span text:style-name="T10">André Luis Dias Nogueira</text:span></text:a></text:p>
      <text:p text:style-name="P17"><text:a xlink:type="simple" xlink:href="mailto:eduardo.c.araujo@unesp.br" text:style-name="ListLabel_20_37" text:visited-style-name="ListLabel_20_37"><text:span text:style-name="T10">Eduardo Costa Araujo</text:span></text:a></text:p>
      <text:p text:style-name="P17"><text:a xlink:type="simple" xlink:href="mailto:felipe.britto@unesp.br" text:style-name="ListLabel_20_37" text:visited-style-name="ListLabel_20_37"><text:span text:style-name="T10">Felipe Melchior de Britto</text:span></text:a></text:p>
      <text:p text:style-name="P17"><text:a xlink:type="simple" xlink:href="mailto:gabriel.s.mario@unesp.br" text:style-name="ListLabel_20_37" text:visited-style-name="ListLabel_20_37"><text:span text:style-name="T10">Gabriel Soares Mário</text:span></text:a></text:p>
      <text:p text:style-name="P17"><text:a xlink:type="simple" xlink:href="mailto:ibc.goncalves@unesp.br" text:style-name="ListLabel_20_37" text:visited-style-name="ListLabel_20_37"><text:span text:style-name="T10">Igor Benedito Costa Gonçalves</text:span></text:a></text:p>
      <text:p text:style-name="P7"><text:a xlink:type="simple" xlink:href="mailto:rafael.daiki@unesp.br" text:style-name="ListLabel_20_37" text:visited-style-name="ListLabel_20_37"><text:span text:style-name="T10">Rafael Daiki Kaneko</text:span></text:a></text:p>
      <text:p text:style-name="P7"><text:a xlink:type="simple" xlink:href="mailto:sergio.guerrato@unesp.br" text:style-name="ListLabel_20_37" text:visited-style-name="ListLabel_20_37"><text:span text:style-name="T10">Sergio Paulo Guerrato Alves</text:span></text:a></text:p>
      <text:p text:style-name="P7"><text:a xlink:type="simple" xlink:href="mailto:vitor.rolisola@unesp.br" text:style-name="ListLabel_20_37" text:visited-style-name="ListLabel_20_37"><text:span text:style-name="T10">Vitor Marchini Rolisola</text:span></text:a></text:p>
      <text:p text:style-name="P6"/>
      <text:p text:style-name="P58"><text:bookmark text:name="_kizc3gml4qr3"/></text:p>
      <text:p text:style-name="P58"><text:bookmark text:name="_hker5k2u54rq"/><text:soft-page-break/></text:p>
      <text:p text:style-name="P44"><text:bookmark text:name="_6bn4zsaqh1gc"/></text:p>
      <text:p text:style-name="P50"><text:bookmark text:name="_ajgm74jltvjb"/></text:p>
      <text:p text:style-name="P50"><text:bookmark text:name="_pzuxrspjktx"/></text:p>
      <text:p text:style-name="P50"><text:bookmark text:name="_h76a6ectjp3p"/></text:p>
      <text:p text:style-name="P50"><text:bookmark text:name="_u50nor9nrzf8"/></text:p>
      <text:p text:style-name="P50"><text:bookmark text:name="_sqwsdqw5enc"/></text:p>
      <text:p text:style-name="P45"><text:bookmark text:name="_7gq86prj6qae"/><text:span text:style-name="T3">Introdução</text:span></text:p>
      <text:p text:style-name="P14"/>
      <text:p text:style-name="P2"><text:span text:style-name="T2">Este relatório descreve os requisitos para o desenvolvimento de uma </text:span><text:span text:style-name="T2"><office:annotation office:name="__Annotation__65_1574995924"><dc:creator>Luan De Souza Araújo</dc:creator><dc:date>2023-09-02T14:00:10</dc:date><text:p><text:span text:style-name="T13">A solução em Java e BD Oracle é de ciência do cliente? Ele sabe dos custos?  Por que isso foi definido?</text:span></text:p></office:annotation></text:span><text:span text:style-name="T2"><office:annotation office:name="__Annotation__67_1574995924"><dc:creator>André Luis Dias Nogueira</dc:creator><dc:date>2023-09-16T11:51:25</dc:date><text:p><text:span text:style-name="T13">Sim, pois o mesmo comentou e nos forneceu tal informação na entrevista proposta por nossa empresa.</text:span></text:p></office:annotation></text:span><text:span text:style-name="T2">solução Java com suporte ao banco de dados Oracle</text:span><office:annotation-end office:name="__Annotation__65_1574995924"/><office:annotation-end office:name="__Annotation__67_1574995924"/><text:span text:style-name="T2">, cujo objetivo é diminuir o custo temporal das entregas de refeições <text:s/>da empresa “Marmitech”, além de armazenar alguns dados pertinentes sobre os entregadores associados à empresa. A solução inclui o uso da API do Google Maps e o desenvolvimento do frontend da aplicação mobile para os sistemas operacionais Android e iOS utilizando o framework Flutter. A seguir, apresentamos os requisitos detalhados.</text:span></text:p>
      <text:p text:style-name="P49"><text:bookmark text:name="_8vdbutqj2b2r"/><text:span text:style-name="T4">Requisitos Funcionais</text:span></text:p>
      <text:p text:style-name="P4"/>
      <text:p text:style-name="P56"><text:bookmark text:name="_g236xilzlj"/><text:span text:style-name="T11">1. Integração com a API do Google Maps</text:span></text:p>
      <text:p text:style-name="P4"/>
      <text:p text:style-name="P16"><text:span text:style-name="T2">A solução deve incorporar a API do Google Maps para permitir a visualização de informações geográficas relacionadas aos pedidos. Os seguintes requisitos estão associados a esta funcionalidade:</text:span></text:p>
      <text:p text:style-name="P14"/>
      <text:p text:style-name="P16"><text:span text:style-name="T2">- RF001. A aplicação deve permitir a exibição de mapas interativos que exibam a localização de pedidos específicos, monitorados por GPS (Geolocalização).</text:span></text:p>
      <text:p text:style-name="P14"/>
      <text:p text:style-name="P16"><text:span text:style-name="T2">- </text:span><text:span text:style-name="T2"><office:annotation office:name="__Annotation__85_1574995924"><dc:creator>Luan De Souza Araújo</dc:creator><dc:date>2023-09-02T14:07:32</dc:date><text:p><text:span text:style-name="T13">Requisito de domínio</text:span></text:p></office:annotation></text:span><text:span text:style-name="T2">RF002</text:span><office:annotation-end office:name="__Annotation__85_1574995924"/><text:span text:style-name="T2">. Os mapas devem oferecer funcionalidades como zoom, rotação e pesquisa de endereços.</text:span></text:p>
      <text:p text:style-name="P14"/>
      <text:p text:style-name="P16"><text:span text:style-name="T2">- </text:span><text:span text:style-name="T2"><office:annotation office:name="__Annotation__97_1574995924"><dc:creator>André Luis Dias Nogueira</dc:creator><dc:date>2023-09-16T13:40:53</dc:date><text:p><text:span text:style-name="T13">Fizemos um novo requisito especificando</text:span></text:p></office:annotation></text:span><text:span text:style-name="T2"><office:annotation office:name="__Annotation__95_1574995924"><dc:creator>André Luis Dias Nogueira</dc:creator><dc:date>2023-09-16T13:40:13</dc:date><text:p><text:span text:style-name="T13">Feito</text:span></text:p></office:annotation></text:span><text:span text:style-name="T2"><office:annotation office:name="__Annotation__93_1574995924"><dc:creator>Luan De Souza Araújo</dc:creator><dc:date>2023-09-02T14:07:46</dc:date><text:p><text:span text:style-name="T13">Quem vai colocar estes marcadores? O que eles (marcadores) são?</text:span></text:p></office:annotation></text:span><text:span text:style-name="T2">RF003</text:span><office:annotation-end office:name="__Annotation__93_1574995924"/><office:annotation-end office:name="__Annotation__95_1574995924"/><office:annotation-end office:name="__Annotation__97_1574995924"/><text:span text:style-name="T2">. A aplicação deve permitir a incorporação de marcadores personalizados para destacar informações relevantes nos mapas.</text:span></text:p>
      <text:p text:style-name="P44"><text:bookmark text:name="_413zjagnr2xt"/></text:p>
      <text:p text:style-name="P56"><text:bookmark text:name="_fs5urbug2g4"/><text:span text:style-name="T11">2. Cadastro de Usuário</text:span></text:p>
      <text:p text:style-name="P1"/>
      <text:p text:style-name="P18"><text:span text:style-name="T2">A solução deve permitir a criação de dois tipos de usuários diferentes que integram acessibilidades específicas. Os seguintes requisitos estão associados a essa funcionalidade:</text:span></text:p>
      <text:p text:style-name="P21"/>
      <text:p text:style-name="P18"><text:span text:style-name="T2">- </text:span><text:span text:style-name="T2"><office:annotation office:name="__Annotation__114_1574995924"><dc:creator>Gabriel Soares Mário</dc:creator><dc:date>2023-09-15T23:47:06</dc:date><text:p><text:span text:style-name="T13">Os clientes da nossa plataforma são os próprios usuários entregadores e administradores. O "cliente recebedor do alimento" não existe no escopo desse projeto.</text:span></text:p></office:annotation></text:span><text:span text:style-name="T2"><office:annotation office:name="__Annotation__112_1574995924"><dc:creator>Luan De Souza Araújo</dc:creator><dc:date>2023-09-02T14:17:04</dc:date><text:p><text:span text:style-name="T13">E o cliente?</text:span></text:p></office:annotation></text:span><text:span text:style-name="T2">RF0</text:span><office:annotation-end office:name="__Annotation__112_1574995924"/><office:annotation-end office:name="__Annotation__114_1574995924"/><text:span text:style-name="T2">04. A aplicação deve permitir a criação de dois tipos de usuários: Entregador e Administrador.</text:span></text:p>
      <text:p text:style-name="P21"/>
      <text:p text:style-name="P9"><text:span text:style-name="T2">- RF005. O usuário do tipo Administrador deve ser capaz de gerenciar o usuário do tipo Entregador.</text:span></text:p>
      <text:p text:style-name="P9"><text:span text:style-name="T2">- RF006. O usuário do tipo Administrador deve ser capaz de editar e incorporar marcadores personalizados na aplicação do mapa para melhor indicar os endereços dos pedidos (ex: incorporar ícones numerando a ordem de entrega dos endereços).</text:span></text:p>
      <text:p text:style-name="P10"/>
      <text:p text:style-name="P57"><text:bookmark text:name="_3gggk8m84508"/><text:span text:style-name="T11">3. Informações da Ficha de Pedidos</text:span></text:p>
      <text:p text:style-name="P9"><text:span text:style-name="T2">- RF007. A solução deve permitir a coleta da </text:span><text:span text:style-name="T2"><office:annotation office:name="__Annotation__129_1574995924"><dc:creator>Sergio Paulo Guerrato Alves</dc:creator><dc:date>2023-09-16T12:21:41</dc:date><text:p><text:span text:style-name="T13">São as fichas que trazem, do sistema da Marmitech, os dados não sensíveis necessários para a entrega dos pedidos.</text:span></text:p></office:annotation></text:span><text:span text:style-name="T2"><office:annotation office:name="__Annotation__127_1574995924"><dc:creator>Luan De Souza Araújo</dc:creator><dc:date>2023-09-02T14:25:12</dc:date><text:p><text:span text:style-name="T13">O que é ficha de informações? Comanda, nota fiscal?</text:span></text:p></office:annotation></text:span><text:span text:style-name="T2">ficha de</text:span><office:annotation-end office:name="__Annotation__127_1574995924"/><office:annotation-end office:name="__Annotation__129_1574995924"/><text:span text:style-name="T2"> pedidos gerada atualmente pela empresa.</text:span></text:p>
      <text:p text:style-name="P11"/>
      <text:p text:style-name="P9"><text:span text:style-name="T2">- </text:span><text:span text:style-name="T2"><office:annotation office:name="__Annotation__138_1574995924"><dc:creator>Sergio Paulo Guerrato Alves</dc:creator><dc:date>2023-09-16T12:19:22</dc:date><text:p><text:span text:style-name="T13">Os dados da ficha integrarão com o serviço de Geolocalização para passar o endereço do cliente e poder gerar a rota. </text:span></text:p><text:p><text:span text:style-name="T13">Sim, são a mesma coisa, já ajustado.</text:span></text:p></office:annotation></text:span><text:span text:style-name="T2"><office:annotation office:name="__Annotation__136_1574995924"><dc:creator>Luan De Souza Araújo</dc:creator><dc:date>2023-09-02T14:26:30</dc:date><text:p><text:span text:style-name="T13">Para quê? Ficha de informações e ficha de pedidos são a mesma coisa?</text:span></text:p></office:annotation></text:span><text:span text:style-name="T2">RF0</text:span><office:annotation-end office:name="__Annotation__136_1574995924"/><office:annotation-end office:name="__Annotation__138_1574995924"/><text:span text:style-name="T2">08. A solução deve ser capaz de integrar dados da ficha de pedidos com o serviço de geolocalização.</text:span></text:p>
      <text:p text:style-name="P11"/>
      <text:p text:style-name="P57"><text:bookmark text:name="_lr67rqlp9o7r"/><text:soft-page-break/><text:span text:style-name="T11">4. Recolhimento e Entrega de Refeições</text:span></text:p>
      <text:p text:style-name="P11"/>
      <text:p text:style-name="P9"><text:span text:style-name="T2">A solução permitirá a organização das refeições em relação ao recolhimento e a entrega feita pelos entregadores:</text:span></text:p>
      <text:p text:style-name="P11"/>
      <text:p text:style-name="P9"><text:span text:style-name="T2">- </text:span><text:span text:style-name="T2"><office:annotation office:name="__Annotation__155_1574995924"><dc:creator>Sergio Paulo Guerrato Alves</dc:creator><dc:date>2023-09-16T11:34:58</dc:date><text:p><text:span text:style-name="T13">O entregador não pode sair com menos de 10 pedidos.</text:span></text:p></office:annotation></text:span><text:span text:style-name="T2"><office:annotation office:name="__Annotation__153_1574995924"><dc:creator>Luan De Souza Araújo</dc:creator><dc:date>2023-09-02T14:28:55</dc:date><text:p><text:span text:style-name="T13">Por que esta escolha? Não seria melhor o entregador que estiver livre recolhe o pedido?</text:span></text:p></office:annotation></text:span><text:span text:style-name="T2">RF0</text:span><office:annotation-end office:name="__Annotation__153_1574995924"/><office:annotation-end office:name="__Annotation__155_1574995924"/><text:span text:style-name="T2">09. A aplicação deve ser capaz de conter uma fila de entregadores para a disponibilização organizada e sequencial de refeições.</text:span></text:p>
      <text:p text:style-name="P11"/>
      <text:p text:style-name="P9"><text:span text:style-name="T2">- RF010. Após o entregador coletar os pedidos, deve ser possível que ele notifique que recolheu as refeições através de um botão na aplicação disponível no seu dispositivo móvel. </text:span></text:p>
      <text:p text:style-name="P11"/>
      <text:p text:style-name="P11"/>
      <text:p text:style-name="P9"><text:span text:style-name="T2">-</text:span><text:span text:style-name="T2"><office:annotation office:name="__Annotation__168_1574995924"><dc:creator>Luan De Souza Araújo</dc:creator><dc:date>2023-09-02T14:32:08</dc:date><text:p><text:span text:style-name="T13">Ambíguo com o requisito RF018</text:span></text:p></office:annotation></text:span><text:span text:style-name="T2"><office:annotation office:name="__Annotation__170_1574995924"><dc:creator>Gabriel Soares Mário</dc:creator><dc:date>2023-09-16T12:31:40</dc:date><text:p><text:span text:style-name="T13">Resolvido.</text:span></text:p></office:annotation></text:span><text:span text:style-name="T2">RF0</text:span><office:annotation-end office:name="__Annotation__168_1574995924"/><office:annotation-end office:name="__Annotation__170_1574995924"/><text:span text:style-name="T2">11. Após o entregador notificar a coleta dos pedidos, a aplicação deve gerar de forma automatizada a rota do entregador, através do serviço de geolocalização.</text:span></text:p>
      <text:p text:style-name="P11"/>
      <text:p text:style-name="P9"><text:span text:style-name="T2">- </text:span><text:span text:style-name="T2"><office:annotation office:name="__Annotation__180_1574995924"><dc:creator>Sergio Paulo Guerrato Alves</dc:creator><dc:date>2023-09-16T11:39:36</dc:date><text:p><text:span text:style-name="T13">feito.</text:span></text:p></office:annotation></text:span><text:span text:style-name="T2"><office:annotation office:name="__Annotation__178_1574995924"><dc:creator>Luan De Souza Araújo</dc:creator><dc:date>2023-09-02T14:34:42</dc:date><text:p><text:span text:style-name="T13">Quais os dados não sensíveis são necessários para otimizar o tempo de entrega?</text:span></text:p></office:annotation></text:span><text:span text:style-name="T2">RF0</text:span><office:annotation-end office:name="__Annotation__178_1574995924"/><office:annotation-end office:name="__Annotation__180_1574995924"/><text:span text:style-name="T2">12. A aplicação irá utilizar os dados </text:span><text:span text:style-name="T2"><office:annotation office:name="__Annotation__188_1574995924"><dc:creator>Sergio Paulo Guerrato Alves</dc:creator><dc:date>2023-09-16T11:43:13</dc:date><text:p><text:span text:style-name="T13">Os dados sensíveis ficarão no sistema da Marmitech, apenas utilizaremos os não sensíveis citados nesse requisito.</text:span></text:p></office:annotation></text:span><text:span text:style-name="T2"><office:annotation office:name="__Annotation__186_1574995924"><dc:creator>Luan De Souza Araújo</dc:creator><dc:date>2023-09-02T14:32:44</dc:date><text:p><text:span text:style-name="T13">O que são os dados sensíveis desta aplicação?</text:span></text:p></office:annotation></text:span><text:span text:style-name="T2">não sensíveis</text:span><office:annotation-end office:name="__Annotation__186_1574995924"/><office:annotation-end office:name="__Annotation__188_1574995924"/><text:span text:style-name="T2"> (endereço, nome e número do pedido) da ficha de pedidos para informar ao entregador o necessário para </text:span><text:span text:style-name="T2"><office:annotation office:name="__Annotation__196_1574995924"><dc:creator>André Luis Dias Nogueira</dc:creator><dc:date>2023-09-16T13:21:23</dc:date><text:p><text:span text:style-name="T13">A rota será gerada diretamente pela API do Google Maps. Definido pela própria Marmitech, o entregador poderá apenas sair para entrega com no máximo 10 pedidos de uma vez. A otimização se referencia ao tempo de verificação da identidade do cliente no local do endereço, pagamento, etc</text:span></text:p></office:annotation></text:span><text:span text:style-name="T2"><office:annotation office:name="__Annotation__194_1574995924"><dc:creator>Luan De Souza Araújo</dc:creator><dc:date>2023-09-02T14:35:50</dc:date><text:p><text:span text:style-name="T13">Como que será feito este tempo de otimização? Existe o caso de um entregador pegar mais de um pedido? Se sim, qual será a estratégia da rota?</text:span></text:p></office:annotation></text:span><text:span text:style-name="T2">otimizar o tempo de entrega quando se verifica a identidade do cliente e confirma o pedido e o pagamento.</text:span><office:annotation-end office:name="__Annotation__194_1574995924"/><office:annotation-end office:name="__Annotation__196_1574995924"/></text:p>
      <text:p text:style-name="P21"/>
      <text:p text:style-name="P18"><text:span text:style-name="T2">- RF013. A aplicação deve permitir que o usuário entregador registre o fato de que está aguardando pela liberação das refeições por parte cozinha somente quando o serviço de geolocalização identificar que o mesmo se encontra nas proximidades da empresa “Marmitech”.</text:span></text:p>
      <text:p text:style-name="P21"/>
      <text:p text:style-name="P18"><text:span text:style-name="T2">- RF014. A aplicação deve possuir funcionalidades para que o usuário entregador registre o fato de que realizou uma entrega.</text:span></text:p>
      <text:p text:style-name="P10"/>
      <text:p text:style-name="P10"/>
      <text:p text:style-name="P10"/>
      <text:p text:style-name="P44"><text:bookmark text:name="_kkfnxcklj3ys"/></text:p>
      <text:p text:style-name="P46"><text:bookmark text:name="_n59lwax6jal8"/><text:span text:style-name="T2">Requisitos Não Funcionais</text:span></text:p>
      <text:p text:style-name="P4"/>
      <text:p text:style-name="P56"><text:bookmark text:name="_511280ridifs"/><text:span text:style-name="T11">1. Desempenho</text:span></text:p>
      <text:p text:style-name="P4"/>
      <text:p text:style-name="P16"><text:span text:style-name="T2">- </text:span><text:span text:style-name="T2"><office:annotation office:name="__Annotation__219_1574995924"><dc:creator>André Luis Dias Nogueira</dc:creator><dc:date>2023-09-16T13:32:36</dc:date><text:p><text:span text:style-name="T13">Sim, não é possível estimar com precisão o tempo de resposta, porém, aqui afirmamos que a resposta pelo sistema seria de tempo aceitável de forma que já verificamos com o cliente.</text:span></text:p></office:annotation></text:span><text:span text:style-name="T2"><office:annotation office:name="__Annotation__217_1574995924"><dc:creator>Luan De Souza Araújo</dc:creator><dc:date>2023-09-02T14:37:44</dc:date><text:p><text:span text:style-name="T13">O que é "responsivo e tempos de resposta aceitáveis"? Tem certeza que é adequado escrever isso em um levantamento de requisitos?</text:span></text:p></office:annotation></text:span><text:span text:style-name="T2">RNF001</text:span><office:annotation-end office:name="__Annotation__217_1574995924"/><office:annotation-end office:name="__Annotation__219_1574995924"/><text:span text:style-name="T2">. A aplicação deve ser responsiva e apresentar tempos de resposta aceitáveis, mesmo quando lidando com grandes volumes de dados.</text:span></text:p>
      <text:p text:style-name="P14"/>
      <text:p text:style-name="P18"><text:span text:style-name="T2">- RNF002. A aplicação mobile deve ser desenvolvida utilizando o framework Flutter.</text:span></text:p>
      <text:p text:style-name="P4"/>
      <text:p text:style-name="P56"><text:bookmark text:name="_hdgtchr0za7l"/><text:span text:style-name="T11">2. Segurança</text:span></text:p>
      <text:p text:style-name="P4"/>
      <text:p text:style-name="P15"><text:span text:style-name="T2">- </text:span><text:span text:style-name="T2"><office:annotation office:name="__Annotation__230_1574995924"><dc:creator>Luan De Souza Araújo</dc:creator><dc:date>2023-09-02T14:38:38</dc:date><text:p><text:span text:style-name="T13">Especificar em "requisitos de domínio" qual será esta camada de segurança.</text:span></text:p></office:annotation></text:span><text:span text:style-name="T2">RNF00</text:span><office:annotation-end office:name="__Annotation__230_1574995924"/><text:span text:style-name="T2">3. Deve ser implementada uma camada de segurança para proteger o acesso às informações sensíveis do banco de dados.</text:span></text:p>
      <text:p text:style-name="P4"/>
      <text:p text:style-name="P56"><text:bookmark text:name="_stg5c81i85t3"/><text:span text:style-name="T11">3. Usabilidade</text:span></text:p>
      <text:p text:style-name="P4"/>
      <text:p text:style-name="P16"><text:span text:style-name="T2">- </text:span><text:span text:style-name="T2"><office:annotation office:name="__Annotation__240_1574995924"><dc:creator>Luan De Souza Araújo</dc:creator><dc:date>2023-09-02T14:39:22</dc:date><text:p><text:span text:style-name="T13">Critério muito subjetivo!</text:span></text:p></office:annotation></text:span><text:span text:style-name="T2">RNF00</text:span><office:annotation-end office:name="__Annotation__240_1574995924"/><text:span text:style-name="T2">4. A interface do usuário deve ser intuitiva e de fácil utilização, visando uma experiência do usuário agradável. Levando em conta as técnicas mais reconhecidas do meio UX/UI, para uma experiência mais intuitiva e de rápida navegação para o usuário.</text:span></text:p>
      <text:p text:style-name="P4"/>
      <text:p text:style-name="P56"><text:bookmark text:name="_8szt696z0db"/><text:span text:style-name="T11">4. Desenvolvimento do Frontend Mobile com Flutter</text:span></text:p>
      <text:p text:style-name="P20"/>
      <text:p text:style-name="P18"><text:span text:style-name="T2">A solução deve incluir o desenvolvimento do frontend da aplicação mobile para os sistemas operacionais Android e iOS usando o framework Flutter. Os seguintes requisitos estão associados a essa funcionalidade:</text:span></text:p>
      <text:p text:style-name="P21"/>
      <text:p text:style-name="P18"><text:span text:style-name="T2">- RNF005. A aplicação mobile deve ser compatível com os sistemas operacionais Android e iOS.</text:span></text:p>
      <text:p text:style-name="P21"/>
      <text:p text:style-name="P18"><text:span text:style-name="T2">- RNF006. A aplicação deve permitir o acesso às funcionalidades de visualização de mapa para o usuário entregador.</text:span></text:p>
      <text:p text:style-name="P21"/>
      <text:p text:style-name="P18"><text:span text:style-name="T2">- RNF007. A aplicação deve ser capaz de definir e redefinir a rota mais otimizada para a entrega.</text:span></text:p>
      <text:p text:style-name="P14"/>
      <text:p text:style-name="P14"><text:soft-page-break/></text:p>
      <text:p text:style-name="P56"><text:bookmark text:name="_bk9zl5776khc"/><text:span text:style-name="T11">5. Acesso ao Banco de Dados da Empresa “Marmitech”</text:span></text:p>
      <text:p text:style-name="P21"/>
      <text:p text:style-name="P18"><text:span text:style-name="T2">A aplicação em questão deve estabelecer uma conexão eficaz e segura com o banco de dados Oracle pertencente à empresa "Marmitech". Essa conexão será fundamental para recuperar informações cruciais sobre os entregadores que estão associados à empresa e as informações relacionadas às fichas de pedidos. Para atingir esse objetivo, a aplicação deve atender aos seguintes critérios e especificações:</text:span></text:p>
      <text:p text:style-name="P21"/>
      <text:p text:style-name="P18"><text:span text:style-name="T2">- RNF008. Conexão com Banco de Dados: A aplicação deve ser capaz de estabelecer uma conexão direta e confiável com o banco de dados Oracle da "Marmitech". Isso requer a configuração adequada dos parâmetros de conexão, como URL, credenciais de acesso, porta, entre outros, para garantir que a comunicação com o banco de dados seja estabelecida com sucesso.</text:span></text:p>
      <text:p text:style-name="P21"/>
      <text:p text:style-name="P18"><text:span text:style-name="T2">- RNF009. Recuperação de Dados: Uma vez conectada ao banco de dados Oracle, a aplicação deve ser capaz de recuperar informações detalhadas sobre os entregadores associados à empresa. Isso pode incluir dados como nomes, números de identificação, histórico de entregas, status de disponibilidade, entre outros dados relevantes.</text:span></text:p>
      <text:p text:style-name="P21"/>
      <text:p text:style-name="P18"><text:span text:style-name="T2">- RNF010. Deve ser possível realizar consultas, inserções, atualizações e exclusões de registros no banco de dados.</text:span></text:p>
      <text:p text:style-name="P21"/>
      <text:p text:style-name="P18"><text:span text:style-name="T2">- RNF011. A aplicação deve poder acessar a localização do entregador através do aparelho móvel do mesmo.</text:span></text:p>
      <text:p text:style-name="P21"/>
      <text:p text:style-name="P20"/>
      <text:p text:style-name="P56"><text:bookmark text:name="_5ilqpv3aosg4"/><text:span text:style-name="T11">6. Compatibilidade com a Versão Java da Empresa “Marmitech”</text:span></text:p>
      <text:p text:style-name="P20"/>
      <text:p text:style-name="P18"><text:span text:style-name="T2">A solução deve ser desenvolvida em uma versão específica do Java compatível com o sistema da empresa. Os seguintes requisitos estão associados a essa funcionalidade:</text:span></text:p>
      <text:p text:style-name="P21"/>
      <text:p text:style-name="P18"><text:span text:style-name="T2">- </text:span><text:span text:style-name="T2"><office:annotation office:name="__Annotation__287_1574995924"><dc:creator>Luan De Souza Araújo</dc:creator><dc:date>2023-09-02T14:05:55</dc:date><text:p><text:span text:style-name="T13">Requisito de Domíno</text:span></text:p><text:p><text:span text:style-name="T13">Uma reação no total.</text:span></text:p><text:p><text:span text:style-name="T13">André Luis Dias Nogueira reagiu com 👍: 2023-09-16 05:31 AM.</text:span></text:p></office:annotation></text:span><text:span text:style-name="T2">RNF0</text:span><office:annotation-end office:name="__Annotation__287_1574995924"/><text:span text:style-name="T2">12. A aplicação deve ser desenvolvida utilizando a versão específica do Java 17 </text:span><text:span text:style-name="T2"><office:annotation office:name="__Annotation__295_1574995924"><dc:creator>André Luis Dias Nogueira</dc:creator><dc:date>2023-09-16T11:50:32</dc:date><text:p><text:span text:style-name="T13">Devido a um erro de comunicação com a empresa cliente a qual prestamos serviço, fora escrito a versão errada do Java. Realizaremos a correção.</text:span></text:p></office:annotation></text:span><text:span text:style-name="T2"><office:annotation office:name="__Annotation__293_1574995924"><dc:creator>Luan De Souza Araújo</dc:creator><dc:date>2023-09-02T14:06:22</dc:date><text:p><text:span text:style-name="T13">Por que usar uma versão que ainda não é LTS??</text:span></text:p><text:p><text:span text:style-name="T13">Uma reação no total.</text:span></text:p><text:p><text:span text:style-name="T13">Vitor Marchini Rolisola reagiu com 👍: 2023-09-16 05:34 AM.</text:span></text:p></office:annotation></text:span><text:span text:style-name="T2">(JDK 17)</text:span><office:annotation-end office:name="__Annotation__293_1574995924"/><office:annotation-end office:name="__Annotation__295_1574995924"/><text:span text:style-name="T2">, </text:span><text:span text:style-name="T2"><office:annotation office:name="__Annotation__303_1574995924"><dc:creator>Gabriel Soares Mário</dc:creator><dc:date>2023-09-16T11:47:40</dc:date><text:p><text:span text:style-name="T13">Sim, existe um sistema para outros departamentos da empresa.</text:span></text:p><text:p><text:span text:style-name="T13">Foi uma decisão da equipe que desenvolveu o software.</text:span></text:p></office:annotation></text:span><text:span text:style-name="T2"><office:annotation office:name="__Annotation__301_1574995924"><dc:creator>Luan De Souza Araújo</dc:creator><dc:date>2023-09-02T14:06:52</dc:date><text:p><text:span text:style-name="T13">Já existe um sistema? Se sim, qual o motivo de estarem limitados a esta versão?</text:span></text:p></office:annotation></text:span><text:span text:style-name="T2">o qual é utilizada pelo sistema da empresa “Marmitech”.</text:span><office:annotation-end office:name="__Annotation__301_1574995924"/><office:annotation-end office:name="__Annotation__303_1574995924"/></text:p>
      <text:p text:style-name="P14"/>
      <text:p text:style-name="P4"/>
      <text:p text:style-name="P4"/>
      <text:p text:style-name="P4"/>
      <text:p text:style-name="P4"/>
      <text:p text:style-name="P43"><text:bookmark text:name="_2iyz41y2bbc6"/><text:span text:style-name="T5">Requisitos de Domínio</text:span></text:p>
      <text:p text:style-name="P47"><text:bookmark text:name="_o79oy0qfmc7e"/><text:span text:style-name="T6">- <text:s/>RD001. Para oferecer uma experiência de mapa completa e funcional, a aplicação deve incorporar recursos padrões de mapas digitais. Estes recursos são essenciais para permitir aos usuários interagir de forma eficaz com o mapa e obter informações relevantes sobre rotas e locais. Abaixo, estão detalhadas as especificações desses recursos:</text:span></text:p>
      <text:list xml:id="list3360313683" text:style-name="WWNum4">
        <text:list-item>
          <text:p text:style-name="P52"><text:bookmark text:name="_o79oy0qfmc7e1"/><text:soft-page-break/><text:span text:style-name="T6">- <text:s/>RD001.1. <text:s/>Zoom In e Zoom Out:</text:span></text:p>
          <text:list>
            <text:list-item>
              <text:p text:style-name="P54"><text:bookmark text:name="_o79oy0qfmc7e2"/><text:span text:style-name="T6">A aplicação deve oferecer a funcionalidade de zoom in (aproximar) e zoom out (afastar) no mapa.</text:span></text:p>
            </text:list-item>
            <text:list-item>
              <text:p text:style-name="P54"><text:bookmark text:name="_o79oy0qfmc7e3"/><text:span text:style-name="T6">Os usuários devem poder aumentar ou diminuir o nível de detalhe do mapa de acordo com suas necessidades.</text:span></text:p>
            </text:list-item>
          </text:list>
        </text:list-item>
        <text:list-item>
          <text:p text:style-name="P53"><text:bookmark text:name="_o79oy0qfmc7e4"/><text:span text:style-name="T6">- <text:s/>RD001.2. Rotação do Mapa:</text:span></text:p>
          <text:list>
            <text:list-item>
              <text:p text:style-name="P54"><text:bookmark text:name="_o79oy0qfmc7e5"/><text:span text:style-name="T6">A aplicação deve permitir a rotação do mapa para facilitar a visualização de diferentes ângulos.</text:span></text:p>
            </text:list-item>
            <text:list-item>
              <text:p text:style-name="P54"><text:bookmark text:name="_o79oy0qfmc7e6"/><text:span text:style-name="T6">A rotação do mapa deve ser suave e responsiva aos gestos do usuário.</text:span></text:p>
            </text:list-item>
          </text:list>
        </text:list-item>
        <text:list-item>
          <text:p text:style-name="P53"><text:bookmark text:name="_o79oy0qfmc7e7"/><text:span text:style-name="T6">- <text:s/>RD001.3. Pesquisa de Endereços:</text:span></text:p>
          <text:list>
            <text:list-item>
              <text:p text:style-name="P54"><text:bookmark text:name="_o79oy0qfmc7e8"/><text:span text:style-name="T6">A aplicação deve oferecer uma função de pesquisa de endereços, que permita aos usuários encontrar locais específicos no mapa.</text:span></text:p>
            </text:list-item>
            <text:list-item>
              <text:p text:style-name="P54"><text:bookmark text:name="_o79oy0qfmc7e9"/><text:span text:style-name="T6">Os resultados da pesquisa devem ser precisos e exibir os endereços correspondentes no mapa.</text:span></text:p>
            </text:list-item>
          </text:list>
        </text:list-item>
        <text:list-item>
          <text:p text:style-name="P53"><text:bookmark text:name="_o79oy0qfmc7e10"/><text:span text:style-name="T6">- <text:s/>RD001.4. Visualização de Rotas: </text:span></text:p>
          <text:list>
            <text:list-item>
              <text:p text:style-name="P54"><text:bookmark text:name="_o79oy0qfmc7e11"/><text:span text:style-name="T6">Quando os usuários inserirem pontos de partida e de destino, a aplicação deve calcular e exibir rotas no mapa.</text:span></text:p>
            </text:list-item>
            <text:list-item>
              <text:p text:style-name="P55"><text:bookmark text:name="_xbnhp8tglphm"/><text:span text:style-name="T6">A rota deve ser representada de forma clara, com informações relevantes, como distância e tempo estimado de viagem.</text:span></text:p>
            </text:list-item>
          </text:list>
        </text:list-item>
      </text:list>
      <text:p text:style-name="P48"><text:bookmark text:name="_exidregiabm4"/></text:p>
      <text:p text:style-name="P11"/>
      <text:p text:style-name="P9"><text:span text:style-name="T2">- RD002. No processo de entrega de marmitas, a empresa adota uma abordagem de agrupamento, onde um conjunto de 10 marmitas é formado antes de serem atribuídas a um entregador. É importante entender os detalhes dessa operação para garantir uma implementação eficaz no sistema. Abaixo, estão as especificações desse requisito de domínio expandido:</text:span></text:p>
      <text:list xml:id="list1854527835" text:style-name="WWNum2">
        <text:list-item>
          <text:p text:style-name="P24"><text:span text:style-name="T2">- RD002.1. <text:s/>Agrupamento de Marmitas:</text:span></text:p>
          <text:list>
            <text:list-item>
              <text:p text:style-name="P30"><text:span text:style-name="T2">A aplicação deve ser capaz de rastrear e gerenciar o processo de agrupamento de marmitas.</text:span></text:p>
            </text:list-item>
            <text:list-item>
              <text:p text:style-name="P30"><text:span text:style-name="T2">O sistema deve permitir que as marmitas sejam acumuladas em grupos de 10 unidades, independentemente de serem do mesmo cliente ou de clientes variados.</text:span></text:p>
            </text:list-item>
          </text:list>
        </text:list-item>
        <text:list-item>
          <text:p text:style-name="P36"><text:span text:style-name="T2">- RD002.2. Lógica de Formação de Grupos:</text:span></text:p>
          <text:list>
            <text:list-item>
              <text:p text:style-name="P30"><text:span text:style-name="T2">A lógica para formar um grupo de 10 marmitas deve ser clara e definida.</text:span></text:p>
            </text:list-item>
            <text:list-item>
              <text:p text:style-name="P30"><text:span text:style-name="T2">Os critérios para determinar quando uma marmita deve ser adicionada a um grupo em formação devem ser documentados e implementados.</text:span></text:p>
            </text:list-item>
          </text:list>
        </text:list-item>
        <text:list-item>
          <text:p text:style-name="P36"><text:span text:style-name="T2">- RD002.3. Atribuição a Entregadores:</text:span></text:p>
          <text:list>
            <text:list-item>
              <text:p text:style-name="P30"><text:span text:style-name="T2">Quando um grupo de 10 marmitas é formado, o sistema deve atribuir automaticamente esse grupo a um entregador disponível.</text:span></text:p>
            </text:list-item>
            <text:list-item>
              <text:p text:style-name="P30"><text:span text:style-name="T2">A atribuição de entregas será feita a partir da ordem de pedido.</text:span></text:p>
            </text:list-item>
          </text:list>
        </text:list-item>
        <text:list-item>
          <text:p text:style-name="P36"><text:span text:style-name="T2">- RD002.4. Rastreamento de Entregas Pendentes:</text:span></text:p>
          <text:list>
            <text:list-item>
              <text:p text:style-name="P30"><text:span text:style-name="T2">O sistema deve rastrear as entregas pendentes, indicando quantas marmitas estão disponíveis em cada grupo.</text:span></text:p>
            </text:list-item>
            <text:list-item>
              <text:p text:style-name="P30"><text:soft-page-break/><text:span text:style-name="T2">Isso permite que os gestores de entrega monitorem a situação em tempo real e tomem decisões informadas.</text:span></text:p>
            </text:list-item>
          </text:list>
        </text:list-item>
        <text:list-item>
          <text:p text:style-name="P36"><text:span text:style-name="T2">- RD002.5. Flexibilidade de Grupo:</text:span></text:p>
          <text:list>
            <text:list-item>
              <text:p text:style-name="P30"><text:span text:style-name="T2">A aplicação deve permitir a flexibilidade para que grupos de marmitas possam ser adicionados ou removidos conforme necessário.</text:span></text:p>
            </text:list-item>
            <text:list-item>
              <text:p text:style-name="P30"><text:span text:style-name="T2">Por exemplo, se um grupo já possui 8 marmitas e um novo pedido é recebido, esse pedido pode ser adicionado ao grupo existente.</text:span></text:p>
            </text:list-item>
          </text:list>
        </text:list-item>
        <text:list-item>
          <text:p text:style-name="P36"><text:span text:style-name="T2">- RD002.6. Notificações e Alertas:</text:span></text:p>
          <text:list>
            <text:list-item>
              <text:p text:style-name="P30"><text:span text:style-name="T2">A equipe de entregadores deve receber notificações ou alertas assim que um grupo de 10 marmitas estiver pronto para entrega.</text:span></text:p>
            </text:list-item>
            <text:list-item>
              <text:p text:style-name="P33"><text:span text:style-name="T2">Isso ajuda a garantir que os entregadores possam reagir prontamente e coletar os pedidos para entrega.</text:span></text:p>
            </text:list-item>
          </text:list>
        </text:list-item>
      </text:list>
      <text:p text:style-name="P11"/>
      <text:p text:style-name="P25"><text:span text:style-name="T2">- RD003. Para garantir a eficiência nas entregas, é importante que cada entregador saia da unidade com exatamente dez marmitas em seu bag, independentemente do endereço dos clientes associados a cada marmita. Isso implica em um processo de organização e distribuição rigoroso. A seguir, estão detalhadas as especificações desse requisito de domínio expandido:</text:span></text:p>
      <text:list xml:id="list3585823191" text:style-name="WWNum1">
        <text:list-item>
          <text:p text:style-name="P39"><text:span text:style-name="T2">- RD003.1. Restrição de 10 Marmitas por Entregador:</text:span></text:p>
          <text:list>
            <text:list-item>
              <text:p text:style-name="P31"><text:span text:style-name="T2">Cada entregador só pode sair da unidade de entrega com exatamente 10 marmitas em seu bag.</text:span></text:p>
            </text:list-item>
            <text:list-item>
              <text:p text:style-name="P31"><text:span text:style-name="T2">O sistema deve aplicar essa restrição de forma estrita, impedindo que um entregador saia com menos ou mais marmitas do que o limite especificado.</text:span></text:p>
            </text:list-item>
          </text:list>
        </text:list-item>
        <text:list-item>
          <text:p text:style-name="P37"><text:span text:style-name="T2">- RD003.2. Seleção de Marmitas para Entrega:</text:span></text:p>
          <text:list>
            <text:list-item>
              <text:p text:style-name="P31"><text:span text:style-name="T2">O sistema deve selecionar automaticamente as 10 marmitas que serão atribuídas a cada entregador.</text:span></text:p>
            </text:list-item>
            <text:list-item>
              <text:p text:style-name="P31"><text:span text:style-name="T2">Isso será feito com base em critérios predefinidos, como a ordem de chegada dos pedidos.</text:span></text:p>
            </text:list-item>
          </text:list>
        </text:list-item>
        <text:list-item>
          <text:p text:style-name="P37"><text:span text:style-name="T2">- RD003.3. Rastreamento das Marmitas no Bag:</text:span></text:p>
          <text:list>
            <text:list-item>
              <text:p text:style-name="P31"><text:span text:style-name="T2">O sistema deve rastrear o número de marmitas no bag de cada entregador em tempo real.</text:span></text:p>
            </text:list-item>
            <text:list-item>
              <text:p text:style-name="P34"><text:span text:style-name="T2">Isso permite que a equipe de logística e os gestores de entregas saibam quantas marmitas cada entregador está carregando a qualquer momento.</text:span></text:p>
            </text:list-item>
          </text:list>
        </text:list-item>
      </text:list>
      <text:p text:style-name="P25"><text:span text:style-name="T2">- RD004. Informações da ficha de pedidos</text:span></text:p>
      <text:p text:style-name="P25"><text:span text:style-name="T2"><text:tab/>Para otimizar o processo de entrega e garantir que todas as informações necessárias estejam disponíveis, é importante definir e especificar quais dados serão registrados em cada pedido. Além dos requisitos anteriores, os detalhes do pedido podem incluir:</text:span></text:p>
      <text:list xml:id="list1047600193" text:style-name="WWNum3">
        <text:list-item>
          <text:p text:style-name="P40"><text:span text:style-name="T2">- RD004.1. Horário do Pedido:</text:span></text:p>
          <text:list>
            <text:list-item>
              <text:p text:style-name="P32"><text:span text:style-name="T2">Cada pedido deve registrar o horário exato em que foi realizado. Isso ajuda a acompanhar o fluxo de pedidos e a estimar o tempo de entrega.</text:span></text:p>
            </text:list-item>
          </text:list>
        </text:list-item>
        <text:list-item>
          <text:p text:style-name="P38"><text:span text:style-name="T2">- RD004.2. Nome do Cliente:</text:span></text:p>
          <text:list>
            <text:list-item>
              <text:p text:style-name="P32"><text:span text:style-name="T2">O nome do cliente é fundamental para identificar e confirmar o destinatário do pedido no momento da entrega.</text:span></text:p>
            </text:list-item>
          </text:list>
        </text:list-item>
        <text:list-item>
          <text:p text:style-name="P38"><text:span text:style-name="T2">- RD004.3. Endereço de Entrega:</text:span></text:p>
          <text:list>
            <text:list-item>
              <text:p text:style-name="P32"><text:span text:style-name="T2">Além do endereço em si, informações detalhadas, como ponto de referência ou instruções específicas de entrega, podem ser registradas para facilitar a localização do cliente.</text:span></text:p>
            </text:list-item>
          </text:list>
        </text:list-item>
        <text:list-item>
          <text:p text:style-name="P38"><text:soft-page-break/><text:span text:style-name="T2">- RD004.4. Status de Pagamento:</text:span></text:p>
          <text:list>
            <text:list-item>
              <text:p text:style-name="P32"><text:span text:style-name="T2">Deve ser registrado se o pagamento foi efetuado ou se o valor ainda está pendente.</text:span></text:p>
            </text:list-item>
          </text:list>
        </text:list-item>
        <text:list-item>
          <text:p text:style-name="P38"><text:span text:style-name="T2">- RD004.5. Método de Pagamento (se não foi pago):</text:span></text:p>
          <text:list>
            <text:list-item>
              <text:p text:style-name="P32"><text:span text:style-name="T2">Quando o pagamento ainda não foi realizado, o método escolhido pelo cliente (dinheiro, pix, cartões, etc.) deve ser registrado para orientar o entregador sobre as expectativas de pagamento.</text:span></text:p>
            </text:list-item>
          </text:list>
        </text:list-item>
        <text:list-item>
          <text:p text:style-name="P38"><text:span text:style-name="T2">- RD004.6. Valor do Troco (se necessário):</text:span></text:p>
          <text:list>
            <text:list-item>
              <text:p text:style-name="P32"><text:span text:style-name="T2">Se o cliente escolheu pagamento em dinheiro e espera troco, o valor do troco necessário deve ser registrado para facilitar o cálculo e a prestação de contas durante a entrega.</text:span></text:p>
            </text:list-item>
          </text:list>
        </text:list-item>
        <text:list-item>
          <text:p text:style-name="P38"><text:span text:style-name="T2">- RD004.7. Confirmação de Entrega:</text:span></text:p>
          <text:list>
            <text:list-item>
              <text:p text:style-name="P35"><text:span text:style-name="T2">Para comprovar a entrega bem-sucedida, é utilizado um botão no aplicativo que pode ser acionado pelo entregador.</text:span></text:p>
            </text:list-item>
          </text:list>
        </text:list-item>
      </text:list>
      <text:p text:style-name="P26"/>
      <text:p text:style-name="P4"/>
      <text:p text:style-name="P4"/>
      <text:p text:style-name="P4"/>
      <text:p text:style-name="P4"/>
      <text:p text:style-name="P4"/>
      <text:p text:style-name="P45"><text:bookmark text:name="_92me037sxnf3"/>Considerações Finais</text:p>
      <text:p text:style-name="P2"><text:span text:style-name="T2">Esse relatório descreve os requisitos funcionais e não funcionais para o desenvolvimento de uma solução Java com suporte ao banco de dados Oracle, integração com a API do Google Maps e desenvolvimento de um aplicativo mobile com Flutter. O cumprimento desses requisitos garantirá a entrega de uma solução capaz e eficiente que atenderá os objetivos da empresa de otimizar as entregas de refeições e o tempo de entrega das mesmas.</text:span></text:p>
      <text:p text:style-name="P4"/>
      <text:p text:style-name="P16"><text:span text:style-name="T2">Os próximos passos incluem a elaboração de uma documentação técnica detalhada, a definição da arquitetura da solução e a criação de um plano de desenvolvimento que aborde todos os requisitos identificados neste relatório.</text:span></text:p>
      <text:p text:style-name="P15"><text:span text:style-name="T2"><text:tab/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5"><text:span text:style-name="T2">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1"><text:span text:style-name="T2"><text:tab/><text:tab/><text:tab/><text:tab/><text:tab/><text:tab/> <text:s text:c="5"/></text:span><text:span text:style-name="T12">LSD Solutions</text:span></text:p>
      <text:p text:style-name="P3"><text:span text:style-name="T2"><text:s text:c="4"/>_________________________<text:tab/> <text:s text:c="3"/>__________________________</text:span></text:p>
      <text:p text:style-name="P42"><text:span text:style-name="T7"><text:s text:c="2"/></text:span><text:span text:style-name="T8">Assinatura do Cliente</text:span><text:span text:style-name="T7"><text:tab/><text:tab/><text:tab/> </text:span><text:span text:style-name="T8">Assinatura do Prestad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reat Vibes" svg:font-family="'Great Vibe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reat Vibes1" svg:font-family="'Great Vibes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200%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indent="0in" style:auto-text-indent="false" fo:break-before="auto" fo:break-after="auto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4165in" fo:margin-bottom="0in" loext:contextual-spacing="false" fo:line-height="100%" fo:text-align="center" style:justify-single-word="false" fo:text-indent="0in" style:auto-text-indent="false" fo:break-before="auto" fo:break-after="auto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line-height="115%" fo:text-align="center" style:justify-single-word="false" fo:keep-together="always" fo:text-indent="0in" style:auto-text-indent="false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font-name="Arial" fo:font-family="Arial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font-name="Arial" fo:font-family="Arial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font-name="Arial" fo:font-family="Arial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font-name="Arial" fo:font-family="Arial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 fo:padding="0in" fo:border="none"/>
    </style:style>
    <style:style style:name="MP2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MP3" style:family="paragraph" style:parent-style-name="Standard">
      <style:paragraph-properties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page-number text:select-page="current">2</text:page-number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4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5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6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7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8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9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0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1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2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3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4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5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6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7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8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19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0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1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2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3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4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5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6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7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8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29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30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31" style:page-layout-name="Mpm3">
      <style:header>
        <text:p text:style-name="MP1"/>
        <text:p text:style-name="MP3"><text:page-number text:select-page="current">0</text:page-number></text:p>
      </style:header>
    </style:master-page>
    <style:master-page style:name="Converted32" style:page-layout-name="Mpm1">
      <style:header>
        <text:p text:style-name="MP1"/>
        <text:p text:style-name="MP3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54" meta:word-count="2135" meta:character-count="13183" meta:non-whitespace-character-count="11214"/>
    <meta:generator>LibreOfficeDev/6.0.5.2$Linux_X86_64 LibreOffice_project/</meta:generator>
  </office:meta>
</office:document-meta>
</file>